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01" table:style-name="ta1">
        <table:shapes>
          <draw:frame draw:z-index="0" draw:style-name="gr1" draw:text-style-name="P1" svg:width="159.99mm" svg:height="89.99mm" svg:x="305.73mm" svg:y="0.21mm">
            <loext:p draw:notify-on-update-of-ranges="test201.B1:test201.B1 test201.B2:test201.B43 test201.C1:test201.C1 test201.C2:test201.C43 test201.D1:test201.D1 test201.D2:test201.D43 test201.E1:test201.E1 test201.E2:test201.E43 test201.F1:test201.F1 test201.F2:test201.F43 test201.G1:test201.G1 test201.G2:test201.G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5.59mm" svg:y="99.35mm">
            <loext:p draw:notify-on-update-of-ranges="test201.B2:test201.B43 test201.C1:test201.C1 test201.C2:test201.C43 test201.D1:test201.D1 test201.D2:test201.D43 test201.E1:test201.E1 test201.E2:test201.E43 test201.F1:test201.F1 test201.F2:test201.F43 test201.G1:test201.G1 test201.G2:test201.G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5.86mm" svg:y="99.35mm">
            <loext:p draw:notify-on-update-of-ranges="test201.B2:test201.B43 test201.C1:test201.C1 test201.C2:test201.C43 test201.D1:test201.D1 test201.D2:test201.D43 test201.E1:test201.E1 test201.E2:test201.E43 test201.F1:test201.F1 test201.F2:test201.F43 test201.G1:test201.G1 test201.G2:test201.G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6.01mm" svg:y="1mm">
            <loext:p draw:notify-on-update-of-ranges="test201.G1:test201.G1 test201.G2:test201.G43 test201.C1:test201.C1 test201.C2:test201.C43 test201.G1:test201.G1 test201.G2:test201.G43 test201.D1:test201.D1 test201.D2:test201.D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49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0.007673" calcext:value-type="float">
            <text:p>0.007673</text:p>
          </table:table-cell>
          <table:table-cell office:value-type="float" office:value="0" calcext:value-type="float">
            <text:p>0</text:p>
          </table:table-cell>
          <table:table-cell office:value-type="float" office:value="158482" calcext:value-type="float">
            <text:p>15848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0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" calcext:value-type="float">
            <text:p>0</text:p>
          </table:table-cell>
          <table:table-cell office:value-type="float" office:value="171919" calcext:value-type="float">
            <text:p>1719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1</text:p>
          </table:table-cell>
          <table:table-cell office:value-type="float" office:value="0.026715" calcext:value-type="float">
            <text:p>0.026715</text:p>
          </table:table-cell>
          <table:table-cell office:value-type="float" office:value="0.005816" calcext:value-type="float">
            <text:p>0.005816</text:p>
          </table:table-cell>
          <table:table-cell office:value-type="float" office:value="0" calcext:value-type="float">
            <text:p>0</text:p>
          </table:table-cell>
          <table:table-cell office:value-type="float" office:value="146932" calcext:value-type="float">
            <text:p>14693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2</text:p>
          </table:table-cell>
          <table:table-cell office:value-type="float" office:value="0.020386" calcext:value-type="float">
            <text:p>0.020386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" calcext:value-type="float">
            <text:p>0</text:p>
          </table:table-cell>
          <table:table-cell office:value-type="float" office:value="142289" calcext:value-type="float">
            <text:p>1422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3</text:p>
          </table:table-cell>
          <table:table-cell office:value-type="float" office:value="0.019303" calcext:value-type="float">
            <text:p>0.019303</text:p>
          </table:table-cell>
          <table:table-cell office:value-type="float" office:value="0.005108" calcext:value-type="float">
            <text:p>0.005108</text:p>
          </table:table-cell>
          <table:table-cell office:value-type="float" office:value="0" calcext:value-type="float">
            <text:p>0</text:p>
          </table:table-cell>
          <table:table-cell office:value-type="float" office:value="127041" calcext:value-type="float">
            <text:p>1270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4</text:p>
          </table:table-cell>
          <table:table-cell office:value-type="float" office:value="0.022603" calcext:value-type="float">
            <text:p>0.022603</text:p>
          </table:table-cell>
          <table:table-cell office:value-type="float" office:value="0.006017" calcext:value-type="float">
            <text:p>0.006017</text:p>
          </table:table-cell>
          <table:table-cell office:value-type="float" office:value="0" calcext:value-type="float">
            <text:p>0</text:p>
          </table:table-cell>
          <table:table-cell office:value-type="float" office:value="138712" calcext:value-type="float">
            <text:p>13871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5</text:p>
          </table:table-cell>
          <table:table-cell office:value-type="float" office:value="0.025681" calcext:value-type="float">
            <text:p>0.025681</text:p>
          </table:table-cell>
          <table:table-cell office:value-type="float" office:value="0.005515" calcext:value-type="float">
            <text:p>0.005515</text:p>
          </table:table-cell>
          <table:table-cell office:value-type="float" office:value="0" calcext:value-type="float">
            <text:p>0</text:p>
          </table:table-cell>
          <table:table-cell office:value-type="float" office:value="140380" calcext:value-type="float">
            <text:p>14038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6</text:p>
          </table:table-cell>
          <table:table-cell office:value-type="float" office:value="0.026878" calcext:value-type="float">
            <text:p>0.026878</text:p>
          </table:table-cell>
          <table:table-cell office:value-type="float" office:value="0.006183" calcext:value-type="float">
            <text:p>0.006183</text:p>
          </table:table-cell>
          <table:table-cell office:value-type="float" office:value="0" calcext:value-type="float">
            <text:p>0</text:p>
          </table:table-cell>
          <table:table-cell office:value-type="float" office:value="150423" calcext:value-type="float">
            <text:p>1504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7</text:p>
          </table:table-cell>
          <table:table-cell office:value-type="float" office:value="0.037157" calcext:value-type="float">
            <text:p>0.037157</text:p>
          </table:table-cell>
          <table:table-cell office:value-type="float" office:value="0.006629" calcext:value-type="float">
            <text:p>0.006629</text:p>
          </table:table-cell>
          <table:table-cell office:value-type="float" office:value="0" calcext:value-type="float">
            <text:p>0</text:p>
          </table:table-cell>
          <table:table-cell office:value-type="float" office:value="150445" calcext:value-type="float">
            <text:p>1504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8</text:p>
          </table:table-cell>
          <table:table-cell office:value-type="float" office:value="0.021549" calcext:value-type="float">
            <text:p>0.021549</text:p>
          </table:table-cell>
          <table:table-cell office:value-type="float" office:value="0.006099" calcext:value-type="float">
            <text:p>0.006099</text:p>
          </table:table-cell>
          <table:table-cell office:value-type="float" office:value="0" calcext:value-type="float">
            <text:p>0</text:p>
          </table:table-cell>
          <table:table-cell office:value-type="float" office:value="151213" calcext:value-type="float">
            <text:p>1512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5:59</text:p>
          </table:table-cell>
          <table:table-cell office:value-type="float" office:value="0.040825" calcext:value-type="float">
            <text:p>0.040825</text:p>
          </table:table-cell>
          <table:table-cell office:value-type="float" office:value="0.006679" calcext:value-type="float">
            <text:p>0.006679</text:p>
          </table:table-cell>
          <table:table-cell office:value-type="float" office:value="0" calcext:value-type="float">
            <text:p>0</text:p>
          </table:table-cell>
          <table:table-cell office:value-type="float" office:value="152431" calcext:value-type="float">
            <text:p>15243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0</text:p>
          </table:table-cell>
          <table:table-cell office:value-type="float" office:value="0.034131" calcext:value-type="float">
            <text:p>0.03413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0" calcext:value-type="float">
            <text:p>0</text:p>
          </table:table-cell>
          <table:table-cell office:value-type="float" office:value="166058" calcext:value-type="float">
            <text:p>16605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1</text:p>
          </table:table-cell>
          <table:table-cell office:value-type="float" office:value="0.050769" calcext:value-type="float">
            <text:p>0.050769</text:p>
          </table:table-cell>
          <table:table-cell office:value-type="float" office:value="0.008672" calcext:value-type="float">
            <text:p>0.008672</text:p>
          </table:table-cell>
          <table:table-cell office:value-type="float" office:value="0" calcext:value-type="float">
            <text:p>0</text:p>
          </table:table-cell>
          <table:table-cell office:value-type="float" office:value="176790" calcext:value-type="float">
            <text:p>1767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2</text:p>
          </table:table-cell>
          <table:table-cell office:value-type="float" office:value="0.030178" calcext:value-type="float">
            <text:p>0.030178</text:p>
          </table:table-cell>
          <table:table-cell office:value-type="float" office:value="0.006105" calcext:value-type="float">
            <text:p>0.006105</text:p>
          </table:table-cell>
          <table:table-cell office:value-type="float" office:value="0" calcext:value-type="float">
            <text:p>0</text:p>
          </table:table-cell>
          <table:table-cell office:value-type="float" office:value="132567" calcext:value-type="float">
            <text:p>13256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3</text:p>
          </table:table-cell>
          <table:table-cell office:value-type="float" office:value="0.042533" calcext:value-type="float">
            <text:p>0.042533</text:p>
          </table:table-cell>
          <table:table-cell office:value-type="float" office:value="0.006893" calcext:value-type="float">
            <text:p>0.006893</text:p>
          </table:table-cell>
          <table:table-cell office:value-type="float" office:value="0" calcext:value-type="float">
            <text:p>0</text:p>
          </table:table-cell>
          <table:table-cell office:value-type="float" office:value="142764" calcext:value-type="float">
            <text:p>14276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4</text:p>
          </table:table-cell>
          <table:table-cell office:value-type="float" office:value="0.04041" calcext:value-type="float">
            <text:p>0.04041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0" calcext:value-type="float">
            <text:p>0</text:p>
          </table:table-cell>
          <table:table-cell office:value-type="float" office:value="134464" calcext:value-type="float">
            <text:p>13446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5</text:p>
          </table:table-cell>
          <table:table-cell office:value-type="float" office:value="0.061057" calcext:value-type="float">
            <text:p>0.061057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" calcext:value-type="float">
            <text:p>0</text:p>
          </table:table-cell>
          <table:table-cell office:value-type="float" office:value="163259" calcext:value-type="float">
            <text:p>163259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6</text:p>
          </table:table-cell>
          <table:table-cell office:value-type="float" office:value="0.062319" calcext:value-type="float">
            <text:p>0.062319</text:p>
          </table:table-cell>
          <table:table-cell office:value-type="float" office:value="0.008437" calcext:value-type="float">
            <text:p>0.008437</text:p>
          </table:table-cell>
          <table:table-cell office:value-type="float" office:value="0" calcext:value-type="float">
            <text:p>0</text:p>
          </table:table-cell>
          <table:table-cell office:value-type="float" office:value="150612" calcext:value-type="float">
            <text:p>15061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7</text:p>
          </table:table-cell>
          <table:table-cell office:value-type="float" office:value="0.052091" calcext:value-type="float">
            <text:p>0.052091</text:p>
          </table:table-cell>
          <table:table-cell office:value-type="float" office:value="0.008261" calcext:value-type="float">
            <text:p>0.008261</text:p>
          </table:table-cell>
          <table:table-cell office:value-type="float" office:value="0" calcext:value-type="float">
            <text:p>0</text:p>
          </table:table-cell>
          <table:table-cell office:value-type="float" office:value="145390" calcext:value-type="float">
            <text:p>14539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8</text:p>
          </table:table-cell>
          <table:table-cell office:value-type="float" office:value="0.099751" calcext:value-type="float">
            <text:p>0.099751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" calcext:value-type="float">
            <text:p>0</text:p>
          </table:table-cell>
          <table:table-cell office:value-type="float" office:value="134729" calcext:value-type="float">
            <text:p>13472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09</text:p>
          </table:table-cell>
          <table:table-cell office:value-type="float" office:value="0.058159" calcext:value-type="float">
            <text:p>0.058159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" calcext:value-type="float">
            <text:p>0</text:p>
          </table:table-cell>
          <table:table-cell office:value-type="float" office:value="138885" calcext:value-type="float">
            <text:p>13888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0</text:p>
          </table:table-cell>
          <table:table-cell office:value-type="float" office:value="0.574356" calcext:value-type="float">
            <text:p>0.574356</text:p>
          </table:table-cell>
          <table:table-cell office:value-type="float" office:value="0.025467" calcext:value-type="float">
            <text:p>0.025467</text:p>
          </table:table-cell>
          <table:table-cell office:value-type="float" office:value="0" calcext:value-type="float">
            <text:p>0</text:p>
          </table:table-cell>
          <table:table-cell office:value-type="float" office:value="162626" calcext:value-type="float">
            <text:p>162626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1</text:p>
          </table:table-cell>
          <table:table-cell office:value-type="float" office:value="0.618351" calcext:value-type="float">
            <text:p>0.618351</text:p>
          </table:table-cell>
          <table:table-cell office:value-type="float" office:value="0.020701" calcext:value-type="float">
            <text:p>0.020701</text:p>
          </table:table-cell>
          <table:table-cell office:value-type="float" office:value="0" calcext:value-type="float">
            <text:p>0</text:p>
          </table:table-cell>
          <table:table-cell office:value-type="float" office:value="139716" calcext:value-type="float">
            <text:p>1397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2</text:p>
          </table:table-cell>
          <table:table-cell office:value-type="float" office:value="1.20284" calcext:value-type="float">
            <text:p>1.20284</text:p>
          </table:table-cell>
          <table:table-cell office:value-type="float" office:value="0.024747" calcext:value-type="float">
            <text:p>0.024747</text:p>
          </table:table-cell>
          <table:table-cell office:value-type="float" office:value="0" calcext:value-type="float">
            <text:p>0</text:p>
          </table:table-cell>
          <table:table-cell office:value-type="float" office:value="145204" calcext:value-type="float">
            <text:p>14520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3</text:p>
          </table:table-cell>
          <table:table-cell office:value-type="float" office:value="6.401262" calcext:value-type="float">
            <text:p>6.401262</text:p>
          </table:table-cell>
          <table:table-cell office:value-type="float" office:value="0.014584" calcext:value-type="float">
            <text:p>0.014584</text:p>
          </table:table-cell>
          <table:table-cell office:value-type="float" office:value="0" calcext:value-type="float">
            <text:p>0</text:p>
          </table:table-cell>
          <table:table-cell office:value-type="float" office:value="130390" calcext:value-type="float">
            <text:p>13039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4</text:p>
          </table:table-cell>
          <table:table-cell office:value-type="float" office:value="6.321384" calcext:value-type="float">
            <text:p>6.321384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" calcext:value-type="float">
            <text:p>0</text:p>
          </table:table-cell>
          <table:table-cell office:value-type="float" office:value="132047" calcext:value-type="float">
            <text:p>132047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5</text:p>
          </table:table-cell>
          <table:table-cell office:value-type="float" office:value="6.503437" calcext:value-type="float">
            <text:p>6.503437</text:p>
          </table:table-cell>
          <table:table-cell office:value-type="float" office:value="0.009425" calcext:value-type="float">
            <text:p>0.009425</text:p>
          </table:table-cell>
          <table:table-cell office:value-type="float" office:value="0" calcext:value-type="float">
            <text:p>0</text:p>
          </table:table-cell>
          <table:table-cell office:value-type="float" office:value="127208" calcext:value-type="float">
            <text:p>12720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6</text:p>
          </table:table-cell>
          <table:table-cell office:value-type="float" office:value="6.16186" calcext:value-type="float">
            <text:p>6.16186</text:p>
          </table:table-cell>
          <table:table-cell office:value-type="float" office:value="0.009648" calcext:value-type="float">
            <text:p>0.009648</text:p>
          </table:table-cell>
          <table:table-cell office:value-type="float" office:value="0" calcext:value-type="float">
            <text:p>0</text:p>
          </table:table-cell>
          <table:table-cell office:value-type="float" office:value="118234" calcext:value-type="float">
            <text:p>1182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7</text:p>
          </table:table-cell>
          <table:table-cell office:value-type="float" office:value="6.157535" calcext:value-type="float">
            <text:p>6.157535</text:p>
          </table:table-cell>
          <table:table-cell office:value-type="float" office:value="0.008986" calcext:value-type="float">
            <text:p>0.008986</text:p>
          </table:table-cell>
          <table:table-cell office:value-type="float" office:value="0" calcext:value-type="float">
            <text:p>0</text:p>
          </table:table-cell>
          <table:table-cell office:value-type="float" office:value="125750" calcext:value-type="float">
            <text:p>12575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8</text:p>
          </table:table-cell>
          <table:table-cell office:value-type="float" office:value="6.354105" calcext:value-type="float">
            <text:p>6.354105</text:p>
          </table:table-cell>
          <table:table-cell office:value-type="float" office:value="0.011602" calcext:value-type="float">
            <text:p>0.011602</text:p>
          </table:table-cell>
          <table:table-cell office:value-type="float" office:value="0" calcext:value-type="float">
            <text:p>0</text:p>
          </table:table-cell>
          <table:table-cell office:value-type="float" office:value="135018" calcext:value-type="float">
            <text:p>13501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19</text:p>
          </table:table-cell>
          <table:table-cell office:value-type="float" office:value="6.078327" calcext:value-type="float">
            <text:p>6.078327</text:p>
          </table:table-cell>
          <table:table-cell office:value-type="float" office:value="0.008894" calcext:value-type="float">
            <text:p>0.008894</text:p>
          </table:table-cell>
          <table:table-cell office:value-type="float" office:value="0" calcext:value-type="float">
            <text:p>0</text:p>
          </table:table-cell>
          <table:table-cell office:value-type="float" office:value="139917" calcext:value-type="float">
            <text:p>139917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20</text:p>
          </table:table-cell>
          <table:table-cell office:value-type="float" office:value="3.891715" calcext:value-type="float">
            <text:p>3.891715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" calcext:value-type="float">
            <text:p>0</text:p>
          </table:table-cell>
          <table:table-cell office:value-type="float" office:value="75369" calcext:value-type="float">
            <text:p>7536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21</text:p>
          </table:table-cell>
          <table:table-cell office:value-type="float" office:value="0.942356" calcext:value-type="float">
            <text:p>0.942356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" calcext:value-type="float">
            <text:p>0</text:p>
          </table:table-cell>
          <table:table-cell office:value-type="float" office:value="19375" calcext:value-type="float">
            <text:p>1937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0:06:22</text:p>
          </table:table-cell>
          <table:table-cell office:value-type="float" office:value="0.126205" calcext:value-type="float">
            <text:p>0.126205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999" calcext:value-type="float">
            <text:p>999</text:p>
          </table:table-cell>
        </table:table-row>
        <table:table-row table:style-name="ro1" table:visibility="collapse">
          <table:table-cell office:value-type="string" calcext:value-type="string">
            <text:p>2017-10-12</text:p>
          </table:table-cell>
          <table:table-cell office:value-type="string" calcext:value-type="string">
            <text:p>20:06:23</text:p>
          </table:table-cell>
          <table:table-cell office:value-type="float" office:value="0.222978" calcext:value-type="float">
            <text:p>0.222978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855" calcext:value-type="float">
            <text:p>855</text:p>
          </table:table-cell>
        </table:table-row>
        <table:table-row table:style-name="ro1" table:visibility="collapse">
          <table:table-cell office:value-type="string" calcext:value-type="string">
            <text:p>2017-10-12</text:p>
          </table:table-cell>
          <table:table-cell office:value-type="string" calcext:value-type="string">
            <text:p>20:06:24</text:p>
          </table:table-cell>
          <table:table-cell office:value-type="float" office:value="0.219707" calcext:value-type="float">
            <text:p>0.219707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3809" calcext:value-type="float">
            <text:p>3809</text:p>
          </table:table-cell>
          <table:table-cell office:value-type="float" office:value="404" calcext:value-type="float">
            <text:p>404</text:p>
          </table:table-cell>
        </table:table-row>
        <table:table-row table:style-name="ro1" table:visibility="collapse">
          <table:table-cell office:value-type="string" calcext:value-type="string">
            <text:p>2017-10-12</text:p>
          </table:table-cell>
          <table:table-cell office:value-type="string" calcext:value-type="string">
            <text:p>20:06:25</text:p>
          </table:table-cell>
          <table:table-cell office:value-type="float" office:value="0.990621" calcext:value-type="float">
            <text:p>0.990621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visibility="collapse">
          <table:table-cell office:value-type="string" calcext:value-type="string">
            <text:p>2017-10-12</text:p>
          </table:table-cell>
          <table:table-cell office:value-type="string" calcext:value-type="string">
            <text:p>20:06:26</text:p>
          </table:table-cell>
          <table:table-cell office:value-type="float" office:value="0.000105" calcext:value-type="float">
            <text:p>0.000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collapse">
          <table:table-cell office:value-type="string" calcext:value-type="string">
            <text:p>2017-10-12</text:p>
          </table:table-cell>
          <table:table-cell office:value-type="string" calcext:value-type="string">
            <text:p>20:06:27</text:p>
          </table:table-cell>
          <table:table-cell office:value-type="float" office:value="0.000109" calcext:value-type="float">
            <text:p>0.000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collapse">
          <table:table-cell office:value-type="string" calcext:value-type="string">
            <text:p>2017-10-12</text:p>
          </table:table-cell>
          <table:table-cell office:value-type="string" calcext:value-type="string">
            <text:p>20:06:28</text:p>
          </table:table-cell>
          <table:table-cell office:value-type="float" office:value="0.000114" calcext:value-type="float">
            <text:p>0.000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2017-10-12</text:p>
          </table:table-cell>
          <table:table-cell office:value-type="string" calcext:value-type="string">
            <text:p>20:06:29</text:p>
          </table:table-cell>
          <table:table-cell office:value-type="float" office:value="0.000121" calcext:value-type="float">
            <text:p>0.000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2017-10-12</text:p>
          </table:table-cell>
          <table:table-cell office:value-type="string" calcext:value-type="string">
            <text:p>20:06:30</text:p>
          </table:table-cell>
          <table:table-cell office:value-type="float" office:value="0.000148" calcext:value-type="float">
            <text:p>0.000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6:16:39.605920344</dc:date>
    <meta:editing-duration>PT5M47S</meta:editing-duration>
    <meta:editing-cycles>2</meta:editing-cycles>
    <meta:generator>LibreOffice/5.4.0.3$Linux_X86_64 LibreOffice_project/7556cbc6811c9d992f4064ab9287069087d7f62c</meta:generator>
    <meta:document-statistic meta:table-count="1" meta:cell-count="3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5cm" chart:style-name="ch2">
          <text:p>Wall-clock time, 200-1000 TPS</text:p>
        </chart:title>
        <chart:legend chart:legend-position="end" svg:x="13.366cm" svg:y="3.337cm" style:legend-expansion="high" chart:style-name="ch3"/>
        <chart:plot-area chart:style-name="ch4" table:cell-range-address="test201.B1:test201.G43" chart:data-source-has-labels="both" svg:x="0.32cm" svg:y="1.248cm" svg:width="12.726cm" svg:height="7.572cm">
          <chartooo:coordinate-region svg:x="1.682cm" svg:y="1.248cm" svg:width="11.364cm" svg:height="5.97cm"/>
          <chart:axis chart:dimension="x" chart:name="primary-x" chart:style-name="ch5" chartooo:axis-type="auto">
            <chartooo:date-scale/>
            <chart:categories table:cell-range-address="test201.B2:test201.B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01.C2:test201.C43" chart:label-cell-address="test201.C1:test201.C1" chart:class="chart:bar">
            <chart:data-point chart:repeated="34"/>
          </chart:series>
          <chart:series chart:style-name="ch9" chart:values-cell-range-address="test201.D2:test201.D43" chart:label-cell-address="test201.D1:test201.D1" chart:class="chart:bar">
            <chart:data-point chart:repeated="34"/>
          </chart:series>
          <chart:series chart:style-name="ch10" chart:values-cell-range-address="test201.E2:test201.E43" chart:label-cell-address="test201.E1:test201.E1" chart:class="chart:bar">
            <chart:data-point chart:repeated="34"/>
          </chart:series>
          <chart:series chart:style-name="ch11" chart:values-cell-range-address="test201.F2:test201.F43" chart:label-cell-address="test201.F1:test201.F1" chart:class="chart:bar">
            <chart:data-point chart:repeated="34"/>
          </chart:series>
          <chart:series chart:style-name="ch12" chart:values-cell-range-address="test201.G2:test201.G43" chart:label-cell-address="test201.G1:test201.G1" chart:class="chart:bar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01.C1:test201.C1</svg:desc>
                </draw:g>
              </table:table-cell>
              <table:table-cell office:value-type="string">
                <text:p>xfertime</text:p>
                <draw:g>
                  <svg:desc>test201.D1:test201.D1</svg:desc>
                </draw:g>
              </table:table-cell>
              <table:table-cell office:value-type="string">
                <text:p>thinktime</text:p>
                <draw:g>
                  <svg:desc>test201.E1:test201.E1</svg:desc>
                </draw:g>
              </table:table-cell>
              <table:table-cell office:value-type="string">
                <text:p>bytes</text:p>
                <draw:g>
                  <svg:desc>test201.F1:test201.F1</svg:desc>
                </draw:g>
              </table:table-cell>
              <table:table-cell office:value-type="string">
                <text:p>transactions</text:p>
                <draw:g>
                  <svg:desc>test201.G1:test20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:05:49</text:p>
                <draw:g>
                  <svg:desc>test201.B2:test201.B43</svg:desc>
                </draw:g>
              </table:table-cell>
              <table:table-cell office:value-type="float" office:value="0.023764">
                <text:p>0.023764</text:p>
                <draw:g>
                  <svg:desc>test201.C2:test201.C43</svg:desc>
                </draw:g>
              </table:table-cell>
              <table:table-cell office:value-type="float" office:value="0.007673">
                <text:p>0.007673</text:p>
                <draw:g>
                  <svg:desc>test201.D2:test201.D43</svg:desc>
                </draw:g>
              </table:table-cell>
              <table:table-cell office:value-type="float" office:value="0">
                <text:p>0</text:p>
                <draw:g>
                  <svg:desc>test201.E2:test201.E43</svg:desc>
                </draw:g>
              </table:table-cell>
              <table:table-cell office:value-type="float" office:value="158482">
                <text:p>158482</text:p>
                <draw:g>
                  <svg:desc>test201.F2:test201.F43</svg:desc>
                </draw:g>
              </table:table-cell>
              <table:table-cell office:value-type="float" office:value="55">
                <text:p>55</text:p>
                <draw:g>
                  <svg:desc>test201.G2:test201.G43</svg:desc>
                </draw:g>
              </table:table-cell>
            </table:table-row>
            <table:table-row>
              <table:table-cell office:value-type="string">
                <text:p>20:05:50</text:p>
              </table:table-cell>
              <table:table-cell office:value-type="float" office:value="0.02565">
                <text:p>0.02565</text:p>
              </table:table-cell>
              <table:table-cell office:value-type="float" office:value="0.00666">
                <text:p>0.00666</text:p>
              </table:table-cell>
              <table:table-cell office:value-type="float" office:value="0">
                <text:p>0</text:p>
              </table:table-cell>
              <table:table-cell office:value-type="float" office:value="171919">
                <text:p>1719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1</text:p>
              </table:table-cell>
              <table:table-cell office:value-type="float" office:value="0.026715">
                <text:p>0.026715</text:p>
              </table:table-cell>
              <table:table-cell office:value-type="float" office:value="0.005816">
                <text:p>0.005816</text:p>
              </table:table-cell>
              <table:table-cell office:value-type="float" office:value="0">
                <text:p>0</text:p>
              </table:table-cell>
              <table:table-cell office:value-type="float" office:value="146932">
                <text:p>1469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2</text:p>
              </table:table-cell>
              <table:table-cell office:value-type="float" office:value="0.020386">
                <text:p>0.020386</text:p>
              </table:table-cell>
              <table:table-cell office:value-type="float" office:value="0.006015">
                <text:p>0.006015</text:p>
              </table:table-cell>
              <table:table-cell office:value-type="float" office:value="0">
                <text:p>0</text:p>
              </table:table-cell>
              <table:table-cell office:value-type="float" office:value="142289">
                <text:p>1422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3</text:p>
              </table:table-cell>
              <table:table-cell office:value-type="float" office:value="0.019303">
                <text:p>0.019303</text:p>
              </table:table-cell>
              <table:table-cell office:value-type="float" office:value="0.005108">
                <text:p>0.005108</text:p>
              </table:table-cell>
              <table:table-cell office:value-type="float" office:value="0">
                <text:p>0</text:p>
              </table:table-cell>
              <table:table-cell office:value-type="float" office:value="127041">
                <text:p>1270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4</text:p>
              </table:table-cell>
              <table:table-cell office:value-type="float" office:value="0.022603">
                <text:p>0.022603</text:p>
              </table:table-cell>
              <table:table-cell office:value-type="float" office:value="0.006017">
                <text:p>0.006017</text:p>
              </table:table-cell>
              <table:table-cell office:value-type="float" office:value="0">
                <text:p>0</text:p>
              </table:table-cell>
              <table:table-cell office:value-type="float" office:value="138712">
                <text:p>13871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:05:55</text:p>
              </table:table-cell>
              <table:table-cell office:value-type="float" office:value="0.025681">
                <text:p>0.025681</text:p>
              </table:table-cell>
              <table:table-cell office:value-type="float" office:value="0.005515">
                <text:p>0.005515</text:p>
              </table:table-cell>
              <table:table-cell office:value-type="float" office:value="0">
                <text:p>0</text:p>
              </table:table-cell>
              <table:table-cell office:value-type="float" office:value="140380">
                <text:p>1403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6</text:p>
              </table:table-cell>
              <table:table-cell office:value-type="float" office:value="0.026878">
                <text:p>0.026878</text:p>
              </table:table-cell>
              <table:table-cell office:value-type="float" office:value="0.006183">
                <text:p>0.006183</text:p>
              </table:table-cell>
              <table:table-cell office:value-type="float" office:value="0">
                <text:p>0</text:p>
              </table:table-cell>
              <table:table-cell office:value-type="float" office:value="150423">
                <text:p>1504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7</text:p>
              </table:table-cell>
              <table:table-cell office:value-type="float" office:value="0.037157">
                <text:p>0.037157</text:p>
              </table:table-cell>
              <table:table-cell office:value-type="float" office:value="0.006629">
                <text:p>0.006629</text:p>
              </table:table-cell>
              <table:table-cell office:value-type="float" office:value="0">
                <text:p>0</text:p>
              </table:table-cell>
              <table:table-cell office:value-type="float" office:value="150445">
                <text:p>1504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8</text:p>
              </table:table-cell>
              <table:table-cell office:value-type="float" office:value="0.021549">
                <text:p>0.021549</text:p>
              </table:table-cell>
              <table:table-cell office:value-type="float" office:value="0.006099">
                <text:p>0.006099</text:p>
              </table:table-cell>
              <table:table-cell office:value-type="float" office:value="0">
                <text:p>0</text:p>
              </table:table-cell>
              <table:table-cell office:value-type="float" office:value="151213">
                <text:p>1512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9</text:p>
              </table:table-cell>
              <table:table-cell office:value-type="float" office:value="0.040825">
                <text:p>0.040825</text:p>
              </table:table-cell>
              <table:table-cell office:value-type="float" office:value="0.006679">
                <text:p>0.006679</text:p>
              </table:table-cell>
              <table:table-cell office:value-type="float" office:value="0">
                <text:p>0</text:p>
              </table:table-cell>
              <table:table-cell office:value-type="float" office:value="152431">
                <text:p>15243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:06:00</text:p>
              </table:table-cell>
              <table:table-cell office:value-type="float" office:value="0.034131">
                <text:p>0.034131</text:p>
              </table:table-cell>
              <table:table-cell office:value-type="float" office:value="0.008124">
                <text:p>0.008124</text:p>
              </table:table-cell>
              <table:table-cell office:value-type="float" office:value="0">
                <text:p>0</text:p>
              </table:table-cell>
              <table:table-cell office:value-type="float" office:value="166058">
                <text:p>1660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1</text:p>
              </table:table-cell>
              <table:table-cell office:value-type="float" office:value="0.050769">
                <text:p>0.050769</text:p>
              </table:table-cell>
              <table:table-cell office:value-type="float" office:value="0.008672">
                <text:p>0.008672</text:p>
              </table:table-cell>
              <table:table-cell office:value-type="float" office:value="0">
                <text:p>0</text:p>
              </table:table-cell>
              <table:table-cell office:value-type="float" office:value="176790">
                <text:p>1767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:06:02</text:p>
              </table:table-cell>
              <table:table-cell office:value-type="float" office:value="0.030178">
                <text:p>0.030178</text:p>
              </table:table-cell>
              <table:table-cell office:value-type="float" office:value="0.006105">
                <text:p>0.006105</text:p>
              </table:table-cell>
              <table:table-cell office:value-type="float" office:value="0">
                <text:p>0</text:p>
              </table:table-cell>
              <table:table-cell office:value-type="float" office:value="132567">
                <text:p>13256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3</text:p>
              </table:table-cell>
              <table:table-cell office:value-type="float" office:value="0.042533">
                <text:p>0.042533</text:p>
              </table:table-cell>
              <table:table-cell office:value-type="float" office:value="0.006893">
                <text:p>0.006893</text:p>
              </table:table-cell>
              <table:table-cell office:value-type="float" office:value="0">
                <text:p>0</text:p>
              </table:table-cell>
              <table:table-cell office:value-type="float" office:value="142764">
                <text:p>14276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4</text:p>
              </table:table-cell>
              <table:table-cell office:value-type="float" office:value="0.04041">
                <text:p>0.04041</text:p>
              </table:table-cell>
              <table:table-cell office:value-type="float" office:value="0.007923">
                <text:p>0.007923</text:p>
              </table:table-cell>
              <table:table-cell office:value-type="float" office:value="0">
                <text:p>0</text:p>
              </table:table-cell>
              <table:table-cell office:value-type="float" office:value="134464">
                <text:p>13446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:06:05</text:p>
              </table:table-cell>
              <table:table-cell office:value-type="float" office:value="0.061057">
                <text:p>0.061057</text:p>
              </table:table-cell>
              <table:table-cell office:value-type="float" office:value="0.009775">
                <text:p>0.009775</text:p>
              </table:table-cell>
              <table:table-cell office:value-type="float" office:value="0">
                <text:p>0</text:p>
              </table:table-cell>
              <table:table-cell office:value-type="float" office:value="163259">
                <text:p>16325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0:06:06</text:p>
              </table:table-cell>
              <table:table-cell office:value-type="float" office:value="0.062319">
                <text:p>0.062319</text:p>
              </table:table-cell>
              <table:table-cell office:value-type="float" office:value="0.008437">
                <text:p>0.008437</text:p>
              </table:table-cell>
              <table:table-cell office:value-type="float" office:value="0">
                <text:p>0</text:p>
              </table:table-cell>
              <table:table-cell office:value-type="float" office:value="150612">
                <text:p>15061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:06:07</text:p>
              </table:table-cell>
              <table:table-cell office:value-type="float" office:value="0.052091">
                <text:p>0.052091</text:p>
              </table:table-cell>
              <table:table-cell office:value-type="float" office:value="0.008261">
                <text:p>0.008261</text:p>
              </table:table-cell>
              <table:table-cell office:value-type="float" office:value="0">
                <text:p>0</text:p>
              </table:table-cell>
              <table:table-cell office:value-type="float" office:value="145390">
                <text:p>14539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0:06:08</text:p>
              </table:table-cell>
              <table:table-cell office:value-type="float" office:value="0.099751">
                <text:p>0.099751</text:p>
              </table:table-cell>
              <table:table-cell office:value-type="float" office:value="0.00852">
                <text:p>0.00852</text:p>
              </table:table-cell>
              <table:table-cell office:value-type="float" office:value="0">
                <text:p>0</text:p>
              </table:table-cell>
              <table:table-cell office:value-type="float" office:value="134729">
                <text:p>13472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0:06:09</text:p>
              </table:table-cell>
              <table:table-cell office:value-type="float" office:value="0.058159">
                <text:p>0.058159</text:p>
              </table:table-cell>
              <table:table-cell office:value-type="float" office:value="0.009878">
                <text:p>0.009878</text:p>
              </table:table-cell>
              <table:table-cell office:value-type="float" office:value="0">
                <text:p>0</text:p>
              </table:table-cell>
              <table:table-cell office:value-type="float" office:value="138885">
                <text:p>13888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0:06:10</text:p>
              </table:table-cell>
              <table:table-cell office:value-type="float" office:value="0.574356">
                <text:p>0.574356</text:p>
              </table:table-cell>
              <table:table-cell office:value-type="float" office:value="0.025467">
                <text:p>0.025467</text:p>
              </table:table-cell>
              <table:table-cell office:value-type="float" office:value="0">
                <text:p>0</text:p>
              </table:table-cell>
              <table:table-cell office:value-type="float" office:value="162626">
                <text:p>162626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:06:11</text:p>
              </table:table-cell>
              <table:table-cell office:value-type="float" office:value="0.618351">
                <text:p>0.618351</text:p>
              </table:table-cell>
              <table:table-cell office:value-type="float" office:value="0.020701">
                <text:p>0.020701</text:p>
              </table:table-cell>
              <table:table-cell office:value-type="float" office:value="0">
                <text:p>0</text:p>
              </table:table-cell>
              <table:table-cell office:value-type="float" office:value="139716">
                <text:p>13971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:06:12</text:p>
              </table:table-cell>
              <table:table-cell office:value-type="float" office:value="1.20284">
                <text:p>1.20284</text:p>
              </table:table-cell>
              <table:table-cell office:value-type="float" office:value="0.024747">
                <text:p>0.024747</text:p>
              </table:table-cell>
              <table:table-cell office:value-type="float" office:value="0">
                <text:p>0</text:p>
              </table:table-cell>
              <table:table-cell office:value-type="float" office:value="145204">
                <text:p>14520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0:06:13</text:p>
              </table:table-cell>
              <table:table-cell office:value-type="float" office:value="6.401262">
                <text:p>6.401262</text:p>
              </table:table-cell>
              <table:table-cell office:value-type="float" office:value="0.014584">
                <text:p>0.014584</text:p>
              </table:table-cell>
              <table:table-cell office:value-type="float" office:value="0">
                <text:p>0</text:p>
              </table:table-cell>
              <table:table-cell office:value-type="float" office:value="130390">
                <text:p>13039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0:06:14</text:p>
              </table:table-cell>
              <table:table-cell office:value-type="float" office:value="6.321384">
                <text:p>6.321384</text:p>
              </table:table-cell>
              <table:table-cell office:value-type="float" office:value="0.01148">
                <text:p>0.01148</text:p>
              </table:table-cell>
              <table:table-cell office:value-type="float" office:value="0">
                <text:p>0</text:p>
              </table:table-cell>
              <table:table-cell office:value-type="float" office:value="132047">
                <text:p>13204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0:06:15</text:p>
              </table:table-cell>
              <table:table-cell office:value-type="float" office:value="6.503437">
                <text:p>6.503437</text:p>
              </table:table-cell>
              <table:table-cell office:value-type="float" office:value="0.009425">
                <text:p>0.009425</text:p>
              </table:table-cell>
              <table:table-cell office:value-type="float" office:value="0">
                <text:p>0</text:p>
              </table:table-cell>
              <table:table-cell office:value-type="float" office:value="127208">
                <text:p>12720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:06:16</text:p>
              </table:table-cell>
              <table:table-cell office:value-type="float" office:value="6.16186">
                <text:p>6.16186</text:p>
              </table:table-cell>
              <table:table-cell office:value-type="float" office:value="0.009648">
                <text:p>0.009648</text:p>
              </table:table-cell>
              <table:table-cell office:value-type="float" office:value="0">
                <text:p>0</text:p>
              </table:table-cell>
              <table:table-cell office:value-type="float" office:value="118234">
                <text:p>1182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:06:17</text:p>
              </table:table-cell>
              <table:table-cell office:value-type="float" office:value="6.157535">
                <text:p>6.157535</text:p>
              </table:table-cell>
              <table:table-cell office:value-type="float" office:value="0.008986">
                <text:p>0.008986</text:p>
              </table:table-cell>
              <table:table-cell office:value-type="float" office:value="0">
                <text:p>0</text:p>
              </table:table-cell>
              <table:table-cell office:value-type="float" office:value="125750">
                <text:p>12575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:06:18</text:p>
              </table:table-cell>
              <table:table-cell office:value-type="float" office:value="6.354105">
                <text:p>6.354105</text:p>
              </table:table-cell>
              <table:table-cell office:value-type="float" office:value="0.011602">
                <text:p>0.011602</text:p>
              </table:table-cell>
              <table:table-cell office:value-type="float" office:value="0">
                <text:p>0</text:p>
              </table:table-cell>
              <table:table-cell office:value-type="float" office:value="135018">
                <text:p>13501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0:06:19</text:p>
              </table:table-cell>
              <table:table-cell office:value-type="float" office:value="6.078327">
                <text:p>6.078327</text:p>
              </table:table-cell>
              <table:table-cell office:value-type="float" office:value="0.008894">
                <text:p>0.008894</text:p>
              </table:table-cell>
              <table:table-cell office:value-type="float" office:value="0">
                <text:p>0</text:p>
              </table:table-cell>
              <table:table-cell office:value-type="float" office:value="139917">
                <text:p>13991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0:06:20</text:p>
              </table:table-cell>
              <table:table-cell office:value-type="float" office:value="3.891715">
                <text:p>3.891715</text:p>
              </table:table-cell>
              <table:table-cell office:value-type="float" office:value="0.004382">
                <text:p>0.004382</text:p>
              </table:table-cell>
              <table:table-cell office:value-type="float" office:value="0">
                <text:p>0</text:p>
              </table:table-cell>
              <table:table-cell office:value-type="float" office:value="75369">
                <text:p>7536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0:06:21</text:p>
              </table:table-cell>
              <table:table-cell office:value-type="float" office:value="0.942356">
                <text:p>0.942356</text:p>
              </table:table-cell>
              <table:table-cell office:value-type="float" office:value="0.000787">
                <text:p>0.000787</text:p>
              </table:table-cell>
              <table:table-cell office:value-type="float" office:value="0">
                <text:p>0</text:p>
              </table:table-cell>
              <table:table-cell office:value-type="float" office:value="19375">
                <text:p>1937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0:06:22</text:p>
              </table:table-cell>
              <table:table-cell office:value-type="float" office:value="0.126205">
                <text:p>0.126205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  <table:table-cell office:value-type="float" office:value="3841">
                <text:p>3841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5cm" chart:style-name="ch2">
          <text:p>Wall-clock time, 200-1000 TPS</text:p>
        </chart:title>
        <chart:legend chart:legend-position="end" svg:x="13.366cm" svg:y="3.337cm" style:legend-expansion="high" chart:style-name="ch3"/>
        <chart:plot-area chart:style-name="ch4" table:cell-range-address="test201.B1:test201.G43" chart:data-source-has-labels="both" svg:x="0.32cm" svg:y="1.248cm" svg:width="12.726cm" svg:height="7.572cm">
          <chartooo:coordinate-region svg:x="1.682cm" svg:y="1.248cm" svg:width="11.364cm" svg:height="5.97cm"/>
          <chart:axis chart:dimension="x" chart:name="primary-x" chart:style-name="ch5" chartooo:axis-type="auto">
            <chartooo:date-scale/>
            <chart:categories table:cell-range-address="test201.B2:test201.B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01.C2:test201.C43" chart:label-cell-address="test201.C1:test201.C1" chart:class="chart:bar">
            <chart:data-point chart:repeated="34"/>
          </chart:series>
          <chart:series chart:style-name="ch9" chart:values-cell-range-address="test201.D2:test201.D43" chart:label-cell-address="test201.D1:test201.D1" chart:class="chart:bar">
            <chart:data-point chart:repeated="34"/>
          </chart:series>
          <chart:series chart:style-name="ch10" chart:values-cell-range-address="test201.E2:test201.E43" chart:label-cell-address="test201.E1:test201.E1" chart:class="chart:bar">
            <chart:data-point chart:repeated="34"/>
          </chart:series>
          <chart:series chart:style-name="ch11" chart:values-cell-range-address="test201.F2:test201.F43" chart:label-cell-address="test201.F1:test201.F1" chart:class="chart:bar">
            <chart:data-point chart:repeated="34"/>
          </chart:series>
          <chart:series chart:style-name="ch12" chart:values-cell-range-address="test201.G2:test201.G43" chart:label-cell-address="test201.G1:test201.G1" chart:class="chart:bar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01.C1:test201.C1</svg:desc>
                </draw:g>
              </table:table-cell>
              <table:table-cell office:value-type="string">
                <text:p>xfertime</text:p>
                <draw:g>
                  <svg:desc>test201.D1:test201.D1</svg:desc>
                </draw:g>
              </table:table-cell>
              <table:table-cell office:value-type="string">
                <text:p>thinktime</text:p>
                <draw:g>
                  <svg:desc>test201.E1:test201.E1</svg:desc>
                </draw:g>
              </table:table-cell>
              <table:table-cell office:value-type="string">
                <text:p>bytes</text:p>
                <draw:g>
                  <svg:desc>test201.F1:test201.F1</svg:desc>
                </draw:g>
              </table:table-cell>
              <table:table-cell office:value-type="string">
                <text:p>transactions</text:p>
                <draw:g>
                  <svg:desc>test201.G1:test20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:05:49</text:p>
                <draw:g>
                  <svg:desc>test201.B2:test201.B43</svg:desc>
                </draw:g>
              </table:table-cell>
              <table:table-cell office:value-type="float" office:value="0.023764">
                <text:p>0.023764</text:p>
                <draw:g>
                  <svg:desc>test201.C2:test201.C43</svg:desc>
                </draw:g>
              </table:table-cell>
              <table:table-cell office:value-type="float" office:value="0.007673">
                <text:p>0.007673</text:p>
                <draw:g>
                  <svg:desc>test201.D2:test201.D43</svg:desc>
                </draw:g>
              </table:table-cell>
              <table:table-cell office:value-type="float" office:value="0">
                <text:p>0</text:p>
                <draw:g>
                  <svg:desc>test201.E2:test201.E43</svg:desc>
                </draw:g>
              </table:table-cell>
              <table:table-cell office:value-type="float" office:value="158482">
                <text:p>158482</text:p>
                <draw:g>
                  <svg:desc>test201.F2:test201.F43</svg:desc>
                </draw:g>
              </table:table-cell>
              <table:table-cell office:value-type="float" office:value="55">
                <text:p>55</text:p>
                <draw:g>
                  <svg:desc>test201.G2:test201.G43</svg:desc>
                </draw:g>
              </table:table-cell>
            </table:table-row>
            <table:table-row>
              <table:table-cell office:value-type="string">
                <text:p>20:05:50</text:p>
              </table:table-cell>
              <table:table-cell office:value-type="float" office:value="0.02565">
                <text:p>0.02565</text:p>
              </table:table-cell>
              <table:table-cell office:value-type="float" office:value="0.00666">
                <text:p>0.00666</text:p>
              </table:table-cell>
              <table:table-cell office:value-type="float" office:value="0">
                <text:p>0</text:p>
              </table:table-cell>
              <table:table-cell office:value-type="float" office:value="171919">
                <text:p>1719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1</text:p>
              </table:table-cell>
              <table:table-cell office:value-type="float" office:value="0.026715">
                <text:p>0.026715</text:p>
              </table:table-cell>
              <table:table-cell office:value-type="float" office:value="0.005816">
                <text:p>0.005816</text:p>
              </table:table-cell>
              <table:table-cell office:value-type="float" office:value="0">
                <text:p>0</text:p>
              </table:table-cell>
              <table:table-cell office:value-type="float" office:value="146932">
                <text:p>1469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2</text:p>
              </table:table-cell>
              <table:table-cell office:value-type="float" office:value="0.020386">
                <text:p>0.020386</text:p>
              </table:table-cell>
              <table:table-cell office:value-type="float" office:value="0.006015">
                <text:p>0.006015</text:p>
              </table:table-cell>
              <table:table-cell office:value-type="float" office:value="0">
                <text:p>0</text:p>
              </table:table-cell>
              <table:table-cell office:value-type="float" office:value="142289">
                <text:p>1422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3</text:p>
              </table:table-cell>
              <table:table-cell office:value-type="float" office:value="0.019303">
                <text:p>0.019303</text:p>
              </table:table-cell>
              <table:table-cell office:value-type="float" office:value="0.005108">
                <text:p>0.005108</text:p>
              </table:table-cell>
              <table:table-cell office:value-type="float" office:value="0">
                <text:p>0</text:p>
              </table:table-cell>
              <table:table-cell office:value-type="float" office:value="127041">
                <text:p>1270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4</text:p>
              </table:table-cell>
              <table:table-cell office:value-type="float" office:value="0.022603">
                <text:p>0.022603</text:p>
              </table:table-cell>
              <table:table-cell office:value-type="float" office:value="0.006017">
                <text:p>0.006017</text:p>
              </table:table-cell>
              <table:table-cell office:value-type="float" office:value="0">
                <text:p>0</text:p>
              </table:table-cell>
              <table:table-cell office:value-type="float" office:value="138712">
                <text:p>13871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:05:55</text:p>
              </table:table-cell>
              <table:table-cell office:value-type="float" office:value="0.025681">
                <text:p>0.025681</text:p>
              </table:table-cell>
              <table:table-cell office:value-type="float" office:value="0.005515">
                <text:p>0.005515</text:p>
              </table:table-cell>
              <table:table-cell office:value-type="float" office:value="0">
                <text:p>0</text:p>
              </table:table-cell>
              <table:table-cell office:value-type="float" office:value="140380">
                <text:p>1403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6</text:p>
              </table:table-cell>
              <table:table-cell office:value-type="float" office:value="0.026878">
                <text:p>0.026878</text:p>
              </table:table-cell>
              <table:table-cell office:value-type="float" office:value="0.006183">
                <text:p>0.006183</text:p>
              </table:table-cell>
              <table:table-cell office:value-type="float" office:value="0">
                <text:p>0</text:p>
              </table:table-cell>
              <table:table-cell office:value-type="float" office:value="150423">
                <text:p>1504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7</text:p>
              </table:table-cell>
              <table:table-cell office:value-type="float" office:value="0.037157">
                <text:p>0.037157</text:p>
              </table:table-cell>
              <table:table-cell office:value-type="float" office:value="0.006629">
                <text:p>0.006629</text:p>
              </table:table-cell>
              <table:table-cell office:value-type="float" office:value="0">
                <text:p>0</text:p>
              </table:table-cell>
              <table:table-cell office:value-type="float" office:value="150445">
                <text:p>1504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8</text:p>
              </table:table-cell>
              <table:table-cell office:value-type="float" office:value="0.021549">
                <text:p>0.021549</text:p>
              </table:table-cell>
              <table:table-cell office:value-type="float" office:value="0.006099">
                <text:p>0.006099</text:p>
              </table:table-cell>
              <table:table-cell office:value-type="float" office:value="0">
                <text:p>0</text:p>
              </table:table-cell>
              <table:table-cell office:value-type="float" office:value="151213">
                <text:p>1512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9</text:p>
              </table:table-cell>
              <table:table-cell office:value-type="float" office:value="0.040825">
                <text:p>0.040825</text:p>
              </table:table-cell>
              <table:table-cell office:value-type="float" office:value="0.006679">
                <text:p>0.006679</text:p>
              </table:table-cell>
              <table:table-cell office:value-type="float" office:value="0">
                <text:p>0</text:p>
              </table:table-cell>
              <table:table-cell office:value-type="float" office:value="152431">
                <text:p>15243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:06:00</text:p>
              </table:table-cell>
              <table:table-cell office:value-type="float" office:value="0.034131">
                <text:p>0.034131</text:p>
              </table:table-cell>
              <table:table-cell office:value-type="float" office:value="0.008124">
                <text:p>0.008124</text:p>
              </table:table-cell>
              <table:table-cell office:value-type="float" office:value="0">
                <text:p>0</text:p>
              </table:table-cell>
              <table:table-cell office:value-type="float" office:value="166058">
                <text:p>1660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1</text:p>
              </table:table-cell>
              <table:table-cell office:value-type="float" office:value="0.050769">
                <text:p>0.050769</text:p>
              </table:table-cell>
              <table:table-cell office:value-type="float" office:value="0.008672">
                <text:p>0.008672</text:p>
              </table:table-cell>
              <table:table-cell office:value-type="float" office:value="0">
                <text:p>0</text:p>
              </table:table-cell>
              <table:table-cell office:value-type="float" office:value="176790">
                <text:p>1767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:06:02</text:p>
              </table:table-cell>
              <table:table-cell office:value-type="float" office:value="0.030178">
                <text:p>0.030178</text:p>
              </table:table-cell>
              <table:table-cell office:value-type="float" office:value="0.006105">
                <text:p>0.006105</text:p>
              </table:table-cell>
              <table:table-cell office:value-type="float" office:value="0">
                <text:p>0</text:p>
              </table:table-cell>
              <table:table-cell office:value-type="float" office:value="132567">
                <text:p>13256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3</text:p>
              </table:table-cell>
              <table:table-cell office:value-type="float" office:value="0.042533">
                <text:p>0.042533</text:p>
              </table:table-cell>
              <table:table-cell office:value-type="float" office:value="0.006893">
                <text:p>0.006893</text:p>
              </table:table-cell>
              <table:table-cell office:value-type="float" office:value="0">
                <text:p>0</text:p>
              </table:table-cell>
              <table:table-cell office:value-type="float" office:value="142764">
                <text:p>14276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4</text:p>
              </table:table-cell>
              <table:table-cell office:value-type="float" office:value="0.04041">
                <text:p>0.04041</text:p>
              </table:table-cell>
              <table:table-cell office:value-type="float" office:value="0.007923">
                <text:p>0.007923</text:p>
              </table:table-cell>
              <table:table-cell office:value-type="float" office:value="0">
                <text:p>0</text:p>
              </table:table-cell>
              <table:table-cell office:value-type="float" office:value="134464">
                <text:p>13446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:06:05</text:p>
              </table:table-cell>
              <table:table-cell office:value-type="float" office:value="0.061057">
                <text:p>0.061057</text:p>
              </table:table-cell>
              <table:table-cell office:value-type="float" office:value="0.009775">
                <text:p>0.009775</text:p>
              </table:table-cell>
              <table:table-cell office:value-type="float" office:value="0">
                <text:p>0</text:p>
              </table:table-cell>
              <table:table-cell office:value-type="float" office:value="163259">
                <text:p>16325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0:06:06</text:p>
              </table:table-cell>
              <table:table-cell office:value-type="float" office:value="0.062319">
                <text:p>0.062319</text:p>
              </table:table-cell>
              <table:table-cell office:value-type="float" office:value="0.008437">
                <text:p>0.008437</text:p>
              </table:table-cell>
              <table:table-cell office:value-type="float" office:value="0">
                <text:p>0</text:p>
              </table:table-cell>
              <table:table-cell office:value-type="float" office:value="150612">
                <text:p>15061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:06:07</text:p>
              </table:table-cell>
              <table:table-cell office:value-type="float" office:value="0.052091">
                <text:p>0.052091</text:p>
              </table:table-cell>
              <table:table-cell office:value-type="float" office:value="0.008261">
                <text:p>0.008261</text:p>
              </table:table-cell>
              <table:table-cell office:value-type="float" office:value="0">
                <text:p>0</text:p>
              </table:table-cell>
              <table:table-cell office:value-type="float" office:value="145390">
                <text:p>14539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0:06:08</text:p>
              </table:table-cell>
              <table:table-cell office:value-type="float" office:value="0.099751">
                <text:p>0.099751</text:p>
              </table:table-cell>
              <table:table-cell office:value-type="float" office:value="0.00852">
                <text:p>0.00852</text:p>
              </table:table-cell>
              <table:table-cell office:value-type="float" office:value="0">
                <text:p>0</text:p>
              </table:table-cell>
              <table:table-cell office:value-type="float" office:value="134729">
                <text:p>13472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0:06:09</text:p>
              </table:table-cell>
              <table:table-cell office:value-type="float" office:value="0.058159">
                <text:p>0.058159</text:p>
              </table:table-cell>
              <table:table-cell office:value-type="float" office:value="0.009878">
                <text:p>0.009878</text:p>
              </table:table-cell>
              <table:table-cell office:value-type="float" office:value="0">
                <text:p>0</text:p>
              </table:table-cell>
              <table:table-cell office:value-type="float" office:value="138885">
                <text:p>13888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0:06:10</text:p>
              </table:table-cell>
              <table:table-cell office:value-type="float" office:value="0.574356">
                <text:p>0.574356</text:p>
              </table:table-cell>
              <table:table-cell office:value-type="float" office:value="0.025467">
                <text:p>0.025467</text:p>
              </table:table-cell>
              <table:table-cell office:value-type="float" office:value="0">
                <text:p>0</text:p>
              </table:table-cell>
              <table:table-cell office:value-type="float" office:value="162626">
                <text:p>162626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:06:11</text:p>
              </table:table-cell>
              <table:table-cell office:value-type="float" office:value="0.618351">
                <text:p>0.618351</text:p>
              </table:table-cell>
              <table:table-cell office:value-type="float" office:value="0.020701">
                <text:p>0.020701</text:p>
              </table:table-cell>
              <table:table-cell office:value-type="float" office:value="0">
                <text:p>0</text:p>
              </table:table-cell>
              <table:table-cell office:value-type="float" office:value="139716">
                <text:p>13971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:06:12</text:p>
              </table:table-cell>
              <table:table-cell office:value-type="float" office:value="1.20284">
                <text:p>1.20284</text:p>
              </table:table-cell>
              <table:table-cell office:value-type="float" office:value="0.024747">
                <text:p>0.024747</text:p>
              </table:table-cell>
              <table:table-cell office:value-type="float" office:value="0">
                <text:p>0</text:p>
              </table:table-cell>
              <table:table-cell office:value-type="float" office:value="145204">
                <text:p>14520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0:06:13</text:p>
              </table:table-cell>
              <table:table-cell office:value-type="float" office:value="6.401262">
                <text:p>6.401262</text:p>
              </table:table-cell>
              <table:table-cell office:value-type="float" office:value="0.014584">
                <text:p>0.014584</text:p>
              </table:table-cell>
              <table:table-cell office:value-type="float" office:value="0">
                <text:p>0</text:p>
              </table:table-cell>
              <table:table-cell office:value-type="float" office:value="130390">
                <text:p>13039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0:06:14</text:p>
              </table:table-cell>
              <table:table-cell office:value-type="float" office:value="6.321384">
                <text:p>6.321384</text:p>
              </table:table-cell>
              <table:table-cell office:value-type="float" office:value="0.01148">
                <text:p>0.01148</text:p>
              </table:table-cell>
              <table:table-cell office:value-type="float" office:value="0">
                <text:p>0</text:p>
              </table:table-cell>
              <table:table-cell office:value-type="float" office:value="132047">
                <text:p>13204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0:06:15</text:p>
              </table:table-cell>
              <table:table-cell office:value-type="float" office:value="6.503437">
                <text:p>6.503437</text:p>
              </table:table-cell>
              <table:table-cell office:value-type="float" office:value="0.009425">
                <text:p>0.009425</text:p>
              </table:table-cell>
              <table:table-cell office:value-type="float" office:value="0">
                <text:p>0</text:p>
              </table:table-cell>
              <table:table-cell office:value-type="float" office:value="127208">
                <text:p>12720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:06:16</text:p>
              </table:table-cell>
              <table:table-cell office:value-type="float" office:value="6.16186">
                <text:p>6.16186</text:p>
              </table:table-cell>
              <table:table-cell office:value-type="float" office:value="0.009648">
                <text:p>0.009648</text:p>
              </table:table-cell>
              <table:table-cell office:value-type="float" office:value="0">
                <text:p>0</text:p>
              </table:table-cell>
              <table:table-cell office:value-type="float" office:value="118234">
                <text:p>1182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:06:17</text:p>
              </table:table-cell>
              <table:table-cell office:value-type="float" office:value="6.157535">
                <text:p>6.157535</text:p>
              </table:table-cell>
              <table:table-cell office:value-type="float" office:value="0.008986">
                <text:p>0.008986</text:p>
              </table:table-cell>
              <table:table-cell office:value-type="float" office:value="0">
                <text:p>0</text:p>
              </table:table-cell>
              <table:table-cell office:value-type="float" office:value="125750">
                <text:p>12575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:06:18</text:p>
              </table:table-cell>
              <table:table-cell office:value-type="float" office:value="6.354105">
                <text:p>6.354105</text:p>
              </table:table-cell>
              <table:table-cell office:value-type="float" office:value="0.011602">
                <text:p>0.011602</text:p>
              </table:table-cell>
              <table:table-cell office:value-type="float" office:value="0">
                <text:p>0</text:p>
              </table:table-cell>
              <table:table-cell office:value-type="float" office:value="135018">
                <text:p>13501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0:06:19</text:p>
              </table:table-cell>
              <table:table-cell office:value-type="float" office:value="6.078327">
                <text:p>6.078327</text:p>
              </table:table-cell>
              <table:table-cell office:value-type="float" office:value="0.008894">
                <text:p>0.008894</text:p>
              </table:table-cell>
              <table:table-cell office:value-type="float" office:value="0">
                <text:p>0</text:p>
              </table:table-cell>
              <table:table-cell office:value-type="float" office:value="139917">
                <text:p>13991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0:06:20</text:p>
              </table:table-cell>
              <table:table-cell office:value-type="float" office:value="3.891715">
                <text:p>3.891715</text:p>
              </table:table-cell>
              <table:table-cell office:value-type="float" office:value="0.004382">
                <text:p>0.004382</text:p>
              </table:table-cell>
              <table:table-cell office:value-type="float" office:value="0">
                <text:p>0</text:p>
              </table:table-cell>
              <table:table-cell office:value-type="float" office:value="75369">
                <text:p>7536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0:06:21</text:p>
              </table:table-cell>
              <table:table-cell office:value-type="float" office:value="0.942356">
                <text:p>0.942356</text:p>
              </table:table-cell>
              <table:table-cell office:value-type="float" office:value="0.000787">
                <text:p>0.000787</text:p>
              </table:table-cell>
              <table:table-cell office:value-type="float" office:value="0">
                <text:p>0</text:p>
              </table:table-cell>
              <table:table-cell office:value-type="float" office:value="19375">
                <text:p>1937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0:06:22</text:p>
              </table:table-cell>
              <table:table-cell office:value-type="float" office:value="0.126205">
                <text:p>0.126205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  <table:table-cell office:value-type="float" office:value="3841">
                <text:p>3841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5cm" chart:style-name="ch2">
          <text:p>Wall-clock time, 200-1000 TPS</text:p>
        </chart:title>
        <chart:legend chart:legend-position="end" svg:x="13.366cm" svg:y="3.337cm" style:legend-expansion="high" chart:style-name="ch3"/>
        <chart:plot-area chart:style-name="ch4" table:cell-range-address="test201.B1:test201.G43" chart:data-source-has-labels="both" svg:x="0.32cm" svg:y="1.248cm" svg:width="12.726cm" svg:height="7.572cm">
          <chartooo:coordinate-region svg:x="1.682cm" svg:y="1.248cm" svg:width="11.364cm" svg:height="5.97cm"/>
          <chart:axis chart:dimension="x" chart:name="primary-x" chart:style-name="ch5" chartooo:axis-type="auto">
            <chartooo:date-scale/>
            <chart:categories table:cell-range-address="test201.B2:test201.B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01.C2:test201.C43" chart:label-cell-address="test201.C1:test201.C1" chart:class="chart:bar">
            <chart:data-point chart:repeated="34"/>
          </chart:series>
          <chart:series chart:style-name="ch9" chart:values-cell-range-address="test201.D2:test201.D43" chart:label-cell-address="test201.D1:test201.D1" chart:class="chart:bar">
            <chart:data-point chart:repeated="34"/>
          </chart:series>
          <chart:series chart:style-name="ch10" chart:values-cell-range-address="test201.E2:test201.E43" chart:label-cell-address="test201.E1:test201.E1" chart:class="chart:bar">
            <chart:data-point chart:repeated="34"/>
          </chart:series>
          <chart:series chart:style-name="ch11" chart:values-cell-range-address="test201.F2:test201.F43" chart:label-cell-address="test201.F1:test201.F1" chart:class="chart:bar">
            <chart:data-point chart:repeated="34"/>
          </chart:series>
          <chart:series chart:style-name="ch12" chart:values-cell-range-address="test201.G2:test201.G43" chart:label-cell-address="test201.G1:test201.G1" chart:class="chart:bar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01.C1:test201.C1</svg:desc>
                </draw:g>
              </table:table-cell>
              <table:table-cell office:value-type="string">
                <text:p>xfertime</text:p>
                <draw:g>
                  <svg:desc>test201.D1:test201.D1</svg:desc>
                </draw:g>
              </table:table-cell>
              <table:table-cell office:value-type="string">
                <text:p>thinktime</text:p>
                <draw:g>
                  <svg:desc>test201.E1:test201.E1</svg:desc>
                </draw:g>
              </table:table-cell>
              <table:table-cell office:value-type="string">
                <text:p>bytes</text:p>
                <draw:g>
                  <svg:desc>test201.F1:test201.F1</svg:desc>
                </draw:g>
              </table:table-cell>
              <table:table-cell office:value-type="string">
                <text:p>transactions</text:p>
                <draw:g>
                  <svg:desc>test201.G1:test20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:05:49</text:p>
                <draw:g>
                  <svg:desc>test201.B2:test201.B43</svg:desc>
                </draw:g>
              </table:table-cell>
              <table:table-cell office:value-type="float" office:value="0.023764">
                <text:p>0.023764</text:p>
                <draw:g>
                  <svg:desc>test201.C2:test201.C43</svg:desc>
                </draw:g>
              </table:table-cell>
              <table:table-cell office:value-type="float" office:value="0.007673">
                <text:p>0.007673</text:p>
                <draw:g>
                  <svg:desc>test201.D2:test201.D43</svg:desc>
                </draw:g>
              </table:table-cell>
              <table:table-cell office:value-type="float" office:value="0">
                <text:p>0</text:p>
                <draw:g>
                  <svg:desc>test201.E2:test201.E43</svg:desc>
                </draw:g>
              </table:table-cell>
              <table:table-cell office:value-type="float" office:value="158482">
                <text:p>158482</text:p>
                <draw:g>
                  <svg:desc>test201.F2:test201.F43</svg:desc>
                </draw:g>
              </table:table-cell>
              <table:table-cell office:value-type="float" office:value="55">
                <text:p>55</text:p>
                <draw:g>
                  <svg:desc>test201.G2:test201.G43</svg:desc>
                </draw:g>
              </table:table-cell>
            </table:table-row>
            <table:table-row>
              <table:table-cell office:value-type="string">
                <text:p>20:05:50</text:p>
              </table:table-cell>
              <table:table-cell office:value-type="float" office:value="0.02565">
                <text:p>0.02565</text:p>
              </table:table-cell>
              <table:table-cell office:value-type="float" office:value="0.00666">
                <text:p>0.00666</text:p>
              </table:table-cell>
              <table:table-cell office:value-type="float" office:value="0">
                <text:p>0</text:p>
              </table:table-cell>
              <table:table-cell office:value-type="float" office:value="171919">
                <text:p>1719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1</text:p>
              </table:table-cell>
              <table:table-cell office:value-type="float" office:value="0.026715">
                <text:p>0.026715</text:p>
              </table:table-cell>
              <table:table-cell office:value-type="float" office:value="0.005816">
                <text:p>0.005816</text:p>
              </table:table-cell>
              <table:table-cell office:value-type="float" office:value="0">
                <text:p>0</text:p>
              </table:table-cell>
              <table:table-cell office:value-type="float" office:value="146932">
                <text:p>1469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2</text:p>
              </table:table-cell>
              <table:table-cell office:value-type="float" office:value="0.020386">
                <text:p>0.020386</text:p>
              </table:table-cell>
              <table:table-cell office:value-type="float" office:value="0.006015">
                <text:p>0.006015</text:p>
              </table:table-cell>
              <table:table-cell office:value-type="float" office:value="0">
                <text:p>0</text:p>
              </table:table-cell>
              <table:table-cell office:value-type="float" office:value="142289">
                <text:p>1422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3</text:p>
              </table:table-cell>
              <table:table-cell office:value-type="float" office:value="0.019303">
                <text:p>0.019303</text:p>
              </table:table-cell>
              <table:table-cell office:value-type="float" office:value="0.005108">
                <text:p>0.005108</text:p>
              </table:table-cell>
              <table:table-cell office:value-type="float" office:value="0">
                <text:p>0</text:p>
              </table:table-cell>
              <table:table-cell office:value-type="float" office:value="127041">
                <text:p>1270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:05:54</text:p>
              </table:table-cell>
              <table:table-cell office:value-type="float" office:value="0.022603">
                <text:p>0.022603</text:p>
              </table:table-cell>
              <table:table-cell office:value-type="float" office:value="0.006017">
                <text:p>0.006017</text:p>
              </table:table-cell>
              <table:table-cell office:value-type="float" office:value="0">
                <text:p>0</text:p>
              </table:table-cell>
              <table:table-cell office:value-type="float" office:value="138712">
                <text:p>13871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:05:55</text:p>
              </table:table-cell>
              <table:table-cell office:value-type="float" office:value="0.025681">
                <text:p>0.025681</text:p>
              </table:table-cell>
              <table:table-cell office:value-type="float" office:value="0.005515">
                <text:p>0.005515</text:p>
              </table:table-cell>
              <table:table-cell office:value-type="float" office:value="0">
                <text:p>0</text:p>
              </table:table-cell>
              <table:table-cell office:value-type="float" office:value="140380">
                <text:p>1403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6</text:p>
              </table:table-cell>
              <table:table-cell office:value-type="float" office:value="0.026878">
                <text:p>0.026878</text:p>
              </table:table-cell>
              <table:table-cell office:value-type="float" office:value="0.006183">
                <text:p>0.006183</text:p>
              </table:table-cell>
              <table:table-cell office:value-type="float" office:value="0">
                <text:p>0</text:p>
              </table:table-cell>
              <table:table-cell office:value-type="float" office:value="150423">
                <text:p>1504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7</text:p>
              </table:table-cell>
              <table:table-cell office:value-type="float" office:value="0.037157">
                <text:p>0.037157</text:p>
              </table:table-cell>
              <table:table-cell office:value-type="float" office:value="0.006629">
                <text:p>0.006629</text:p>
              </table:table-cell>
              <table:table-cell office:value-type="float" office:value="0">
                <text:p>0</text:p>
              </table:table-cell>
              <table:table-cell office:value-type="float" office:value="150445">
                <text:p>1504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8</text:p>
              </table:table-cell>
              <table:table-cell office:value-type="float" office:value="0.021549">
                <text:p>0.021549</text:p>
              </table:table-cell>
              <table:table-cell office:value-type="float" office:value="0.006099">
                <text:p>0.006099</text:p>
              </table:table-cell>
              <table:table-cell office:value-type="float" office:value="0">
                <text:p>0</text:p>
              </table:table-cell>
              <table:table-cell office:value-type="float" office:value="151213">
                <text:p>1512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:05:59</text:p>
              </table:table-cell>
              <table:table-cell office:value-type="float" office:value="0.040825">
                <text:p>0.040825</text:p>
              </table:table-cell>
              <table:table-cell office:value-type="float" office:value="0.006679">
                <text:p>0.006679</text:p>
              </table:table-cell>
              <table:table-cell office:value-type="float" office:value="0">
                <text:p>0</text:p>
              </table:table-cell>
              <table:table-cell office:value-type="float" office:value="152431">
                <text:p>15243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:06:00</text:p>
              </table:table-cell>
              <table:table-cell office:value-type="float" office:value="0.034131">
                <text:p>0.034131</text:p>
              </table:table-cell>
              <table:table-cell office:value-type="float" office:value="0.008124">
                <text:p>0.008124</text:p>
              </table:table-cell>
              <table:table-cell office:value-type="float" office:value="0">
                <text:p>0</text:p>
              </table:table-cell>
              <table:table-cell office:value-type="float" office:value="166058">
                <text:p>1660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1</text:p>
              </table:table-cell>
              <table:table-cell office:value-type="float" office:value="0.050769">
                <text:p>0.050769</text:p>
              </table:table-cell>
              <table:table-cell office:value-type="float" office:value="0.008672">
                <text:p>0.008672</text:p>
              </table:table-cell>
              <table:table-cell office:value-type="float" office:value="0">
                <text:p>0</text:p>
              </table:table-cell>
              <table:table-cell office:value-type="float" office:value="176790">
                <text:p>1767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:06:02</text:p>
              </table:table-cell>
              <table:table-cell office:value-type="float" office:value="0.030178">
                <text:p>0.030178</text:p>
              </table:table-cell>
              <table:table-cell office:value-type="float" office:value="0.006105">
                <text:p>0.006105</text:p>
              </table:table-cell>
              <table:table-cell office:value-type="float" office:value="0">
                <text:p>0</text:p>
              </table:table-cell>
              <table:table-cell office:value-type="float" office:value="132567">
                <text:p>13256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3</text:p>
              </table:table-cell>
              <table:table-cell office:value-type="float" office:value="0.042533">
                <text:p>0.042533</text:p>
              </table:table-cell>
              <table:table-cell office:value-type="float" office:value="0.006893">
                <text:p>0.006893</text:p>
              </table:table-cell>
              <table:table-cell office:value-type="float" office:value="0">
                <text:p>0</text:p>
              </table:table-cell>
              <table:table-cell office:value-type="float" office:value="142764">
                <text:p>14276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:06:04</text:p>
              </table:table-cell>
              <table:table-cell office:value-type="float" office:value="0.04041">
                <text:p>0.04041</text:p>
              </table:table-cell>
              <table:table-cell office:value-type="float" office:value="0.007923">
                <text:p>0.007923</text:p>
              </table:table-cell>
              <table:table-cell office:value-type="float" office:value="0">
                <text:p>0</text:p>
              </table:table-cell>
              <table:table-cell office:value-type="float" office:value="134464">
                <text:p>13446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:06:05</text:p>
              </table:table-cell>
              <table:table-cell office:value-type="float" office:value="0.061057">
                <text:p>0.061057</text:p>
              </table:table-cell>
              <table:table-cell office:value-type="float" office:value="0.009775">
                <text:p>0.009775</text:p>
              </table:table-cell>
              <table:table-cell office:value-type="float" office:value="0">
                <text:p>0</text:p>
              </table:table-cell>
              <table:table-cell office:value-type="float" office:value="163259">
                <text:p>16325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0:06:06</text:p>
              </table:table-cell>
              <table:table-cell office:value-type="float" office:value="0.062319">
                <text:p>0.062319</text:p>
              </table:table-cell>
              <table:table-cell office:value-type="float" office:value="0.008437">
                <text:p>0.008437</text:p>
              </table:table-cell>
              <table:table-cell office:value-type="float" office:value="0">
                <text:p>0</text:p>
              </table:table-cell>
              <table:table-cell office:value-type="float" office:value="150612">
                <text:p>15061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:06:07</text:p>
              </table:table-cell>
              <table:table-cell office:value-type="float" office:value="0.052091">
                <text:p>0.052091</text:p>
              </table:table-cell>
              <table:table-cell office:value-type="float" office:value="0.008261">
                <text:p>0.008261</text:p>
              </table:table-cell>
              <table:table-cell office:value-type="float" office:value="0">
                <text:p>0</text:p>
              </table:table-cell>
              <table:table-cell office:value-type="float" office:value="145390">
                <text:p>14539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0:06:08</text:p>
              </table:table-cell>
              <table:table-cell office:value-type="float" office:value="0.099751">
                <text:p>0.099751</text:p>
              </table:table-cell>
              <table:table-cell office:value-type="float" office:value="0.00852">
                <text:p>0.00852</text:p>
              </table:table-cell>
              <table:table-cell office:value-type="float" office:value="0">
                <text:p>0</text:p>
              </table:table-cell>
              <table:table-cell office:value-type="float" office:value="134729">
                <text:p>13472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0:06:09</text:p>
              </table:table-cell>
              <table:table-cell office:value-type="float" office:value="0.058159">
                <text:p>0.058159</text:p>
              </table:table-cell>
              <table:table-cell office:value-type="float" office:value="0.009878">
                <text:p>0.009878</text:p>
              </table:table-cell>
              <table:table-cell office:value-type="float" office:value="0">
                <text:p>0</text:p>
              </table:table-cell>
              <table:table-cell office:value-type="float" office:value="138885">
                <text:p>13888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0:06:10</text:p>
              </table:table-cell>
              <table:table-cell office:value-type="float" office:value="0.574356">
                <text:p>0.574356</text:p>
              </table:table-cell>
              <table:table-cell office:value-type="float" office:value="0.025467">
                <text:p>0.025467</text:p>
              </table:table-cell>
              <table:table-cell office:value-type="float" office:value="0">
                <text:p>0</text:p>
              </table:table-cell>
              <table:table-cell office:value-type="float" office:value="162626">
                <text:p>162626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:06:11</text:p>
              </table:table-cell>
              <table:table-cell office:value-type="float" office:value="0.618351">
                <text:p>0.618351</text:p>
              </table:table-cell>
              <table:table-cell office:value-type="float" office:value="0.020701">
                <text:p>0.020701</text:p>
              </table:table-cell>
              <table:table-cell office:value-type="float" office:value="0">
                <text:p>0</text:p>
              </table:table-cell>
              <table:table-cell office:value-type="float" office:value="139716">
                <text:p>13971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0:06:12</text:p>
              </table:table-cell>
              <table:table-cell office:value-type="float" office:value="1.20284">
                <text:p>1.20284</text:p>
              </table:table-cell>
              <table:table-cell office:value-type="float" office:value="0.024747">
                <text:p>0.024747</text:p>
              </table:table-cell>
              <table:table-cell office:value-type="float" office:value="0">
                <text:p>0</text:p>
              </table:table-cell>
              <table:table-cell office:value-type="float" office:value="145204">
                <text:p>14520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0:06:13</text:p>
              </table:table-cell>
              <table:table-cell office:value-type="float" office:value="6.401262">
                <text:p>6.401262</text:p>
              </table:table-cell>
              <table:table-cell office:value-type="float" office:value="0.014584">
                <text:p>0.014584</text:p>
              </table:table-cell>
              <table:table-cell office:value-type="float" office:value="0">
                <text:p>0</text:p>
              </table:table-cell>
              <table:table-cell office:value-type="float" office:value="130390">
                <text:p>13039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0:06:14</text:p>
              </table:table-cell>
              <table:table-cell office:value-type="float" office:value="6.321384">
                <text:p>6.321384</text:p>
              </table:table-cell>
              <table:table-cell office:value-type="float" office:value="0.01148">
                <text:p>0.01148</text:p>
              </table:table-cell>
              <table:table-cell office:value-type="float" office:value="0">
                <text:p>0</text:p>
              </table:table-cell>
              <table:table-cell office:value-type="float" office:value="132047">
                <text:p>13204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0:06:15</text:p>
              </table:table-cell>
              <table:table-cell office:value-type="float" office:value="6.503437">
                <text:p>6.503437</text:p>
              </table:table-cell>
              <table:table-cell office:value-type="float" office:value="0.009425">
                <text:p>0.009425</text:p>
              </table:table-cell>
              <table:table-cell office:value-type="float" office:value="0">
                <text:p>0</text:p>
              </table:table-cell>
              <table:table-cell office:value-type="float" office:value="127208">
                <text:p>12720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:06:16</text:p>
              </table:table-cell>
              <table:table-cell office:value-type="float" office:value="6.16186">
                <text:p>6.16186</text:p>
              </table:table-cell>
              <table:table-cell office:value-type="float" office:value="0.009648">
                <text:p>0.009648</text:p>
              </table:table-cell>
              <table:table-cell office:value-type="float" office:value="0">
                <text:p>0</text:p>
              </table:table-cell>
              <table:table-cell office:value-type="float" office:value="118234">
                <text:p>1182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:06:17</text:p>
              </table:table-cell>
              <table:table-cell office:value-type="float" office:value="6.157535">
                <text:p>6.157535</text:p>
              </table:table-cell>
              <table:table-cell office:value-type="float" office:value="0.008986">
                <text:p>0.008986</text:p>
              </table:table-cell>
              <table:table-cell office:value-type="float" office:value="0">
                <text:p>0</text:p>
              </table:table-cell>
              <table:table-cell office:value-type="float" office:value="125750">
                <text:p>12575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:06:18</text:p>
              </table:table-cell>
              <table:table-cell office:value-type="float" office:value="6.354105">
                <text:p>6.354105</text:p>
              </table:table-cell>
              <table:table-cell office:value-type="float" office:value="0.011602">
                <text:p>0.011602</text:p>
              </table:table-cell>
              <table:table-cell office:value-type="float" office:value="0">
                <text:p>0</text:p>
              </table:table-cell>
              <table:table-cell office:value-type="float" office:value="135018">
                <text:p>13501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0:06:19</text:p>
              </table:table-cell>
              <table:table-cell office:value-type="float" office:value="6.078327">
                <text:p>6.078327</text:p>
              </table:table-cell>
              <table:table-cell office:value-type="float" office:value="0.008894">
                <text:p>0.008894</text:p>
              </table:table-cell>
              <table:table-cell office:value-type="float" office:value="0">
                <text:p>0</text:p>
              </table:table-cell>
              <table:table-cell office:value-type="float" office:value="139917">
                <text:p>13991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0:06:20</text:p>
              </table:table-cell>
              <table:table-cell office:value-type="float" office:value="3.891715">
                <text:p>3.891715</text:p>
              </table:table-cell>
              <table:table-cell office:value-type="float" office:value="0.004382">
                <text:p>0.004382</text:p>
              </table:table-cell>
              <table:table-cell office:value-type="float" office:value="0">
                <text:p>0</text:p>
              </table:table-cell>
              <table:table-cell office:value-type="float" office:value="75369">
                <text:p>7536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0:06:21</text:p>
              </table:table-cell>
              <table:table-cell office:value-type="float" office:value="0.942356">
                <text:p>0.942356</text:p>
              </table:table-cell>
              <table:table-cell office:value-type="float" office:value="0.000787">
                <text:p>0.000787</text:p>
              </table:table-cell>
              <table:table-cell office:value-type="float" office:value="0">
                <text:p>0</text:p>
              </table:table-cell>
              <table:table-cell office:value-type="float" office:value="19375">
                <text:p>19375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0:06:22</text:p>
              </table:table-cell>
              <table:table-cell office:value-type="float" office:value="0.126205">
                <text:p>0.126205</text:p>
              </table:table-cell>
              <table:table-cell office:value-type="float" office:value="0.000179">
                <text:p>0.000179</text:p>
              </table:table-cell>
              <table:table-cell office:value-type="float" office:value="0">
                <text:p>0</text:p>
              </table:table-cell>
              <table:table-cell office:value-type="float" office:value="3841">
                <text:p>3841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4.358cm" svg:y="0.315cm" chart:style-name="ch2">
          <text:p>Scattergram, test 201, 200-100 TPS</text:p>
        </chart:title>
        <chart:legend chart:legend-position="end" svg:x="14.001cm" svg:y="4.005cm" style:legend-expansion="high" chart:style-name="ch3"/>
        <chart:plot-area chart:style-name="ch4" table:cell-range-address="test201.G1:test201.G43 test201.C1:test201.D43" chart:data-source-has-labels="row" svg:x="1.279cm" svg:y="1.248cm" svg:width="12.402cm" svg:height="6.643cm">
          <chartooo:coordinate-region svg:x="1.715cm" svg:y="1.421cm" svg:width="11.594cm" svg:height="5.876cm"/>
          <chart:axis chart:dimension="x" chart:name="primary-x" chart:style-name="ch5">
            <chart:title svg:x="6.973cm" svg:y="8.071cm" chart:style-name="ch6">
              <text:p>Req/S</text:p>
            </chart:title>
          </chart:axis>
          <chart:axis chart:dimension="y" chart:name="primary-y" chart:style-name="ch5">
            <chart:title svg:x="0.451cm" svg:y="4.732cm" chart:style-name="ch7">
              <text:p>S</text:p>
            </chart:title>
            <chart:grid chart:style-name="ch8" chart:class="major"/>
          </chart:axis>
          <chart:series chart:style-name="ch9" chart:values-cell-range-address="test201.C2:test201.C43" chart:label-cell-address="test201.C1:test201.C1" chart:class="chart:scatter">
            <chart:domain table:cell-range-address="test201.G2:test201.G43"/>
            <chart:data-point chart:repeated="34"/>
          </chart:series>
          <chart:series chart:style-name="ch10" chart:values-cell-range-address="test201.D2:test201.D43" chart:label-cell-address="test201.D1:test201.D1" chart:class="chart:scatter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01.C1:test201.C1</svg:desc>
                </draw:g>
              </table:table-cell>
              <table:table-cell office:value-type="string">
                <text:p>xfertime</text:p>
                <draw:g>
                  <svg:desc>test201.D1:test20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">
                <text:p>55</text:p>
                <draw:g>
                  <svg:desc>test201.G2:test201.G43</svg:desc>
                </draw:g>
              </table:table-cell>
              <table:table-cell office:value-type="float" office:value="0.023764">
                <text:p>0.023764</text:p>
                <draw:g>
                  <svg:desc>test201.C2:test201.C43</svg:desc>
                </draw:g>
              </table:table-cell>
              <table:table-cell office:value-type="float" office:value="0.007673">
                <text:p>0.007673</text:p>
                <draw:g>
                  <svg:desc>test201.D2:test20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0.02565">
                <text:p>0.02565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0.026715">
                <text:p>0.026715</text:p>
              </table:table-cell>
              <table:table-cell office:value-type="float" office:value="0.005816">
                <text:p>0.005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0.020386">
                <text:p>0.020386</text:p>
              </table:table-cell>
              <table:table-cell office:value-type="float" office:value="0.006015">
                <text:p>0.006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0.019303">
                <text:p>0.019303</text:p>
              </table:table-cell>
              <table:table-cell office:value-type="float" office:value="0.005108">
                <text:p>0.005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3">
                <text:p>263</text:p>
              </table:table-cell>
              <table:table-cell office:value-type="float" office:value="0.022603">
                <text:p>0.022603</text:p>
              </table:table-cell>
              <table:table-cell office:value-type="float" office:value="0.006017">
                <text:p>0.006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25681">
                <text:p>0.025681</text:p>
              </table:table-cell>
              <table:table-cell office:value-type="float" office:value="0.005515">
                <text:p>0.005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26878">
                <text:p>0.026878</text:p>
              </table:table-cell>
              <table:table-cell office:value-type="float" office:value="0.006183">
                <text:p>0.006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37157">
                <text:p>0.037157</text:p>
              </table:table-cell>
              <table:table-cell office:value-type="float" office:value="0.006629">
                <text:p>0.006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21549">
                <text:p>0.021549</text:p>
              </table:table-cell>
              <table:table-cell office:value-type="float" office:value="0.006099">
                <text:p>0.006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7">
                <text:p>447</text:p>
              </table:table-cell>
              <table:table-cell office:value-type="float" office:value="0.040825">
                <text:p>0.040825</text:p>
              </table:table-cell>
              <table:table-cell office:value-type="float" office:value="0.006679">
                <text:p>0.006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9">
                <text:p>599</text:p>
              </table:table-cell>
              <table:table-cell office:value-type="float" office:value="0.034131">
                <text:p>0.034131</text:p>
              </table:table-cell>
              <table:table-cell office:value-type="float" office:value="0.008124">
                <text:p>0.008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050769">
                <text:p>0.050769</text:p>
              </table:table-cell>
              <table:table-cell office:value-type="float" office:value="0.008672">
                <text:p>0.008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9">
                <text:p>599</text:p>
              </table:table-cell>
              <table:table-cell office:value-type="float" office:value="0.030178">
                <text:p>0.030178</text:p>
              </table:table-cell>
              <table:table-cell office:value-type="float" office:value="0.006105">
                <text:p>0.006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9">
                <text:p>599</text:p>
              </table:table-cell>
              <table:table-cell office:value-type="float" office:value="0.042533">
                <text:p>0.042533</text:p>
              </table:table-cell>
              <table:table-cell office:value-type="float" office:value="0.006893">
                <text:p>0.006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8">
                <text:p>648</text:p>
              </table:table-cell>
              <table:table-cell office:value-type="float" office:value="0.04041">
                <text:p>0.04041</text:p>
              </table:table-cell>
              <table:table-cell office:value-type="float" office:value="0.007923">
                <text:p>0.007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3">
                <text:p>803</text:p>
              </table:table-cell>
              <table:table-cell office:value-type="float" office:value="0.061057">
                <text:p>0.061057</text:p>
              </table:table-cell>
              <table:table-cell office:value-type="float" office:value="0.009775">
                <text:p>0.009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4">
                <text:p>804</text:p>
              </table:table-cell>
              <table:table-cell office:value-type="float" office:value="0.062319">
                <text:p>0.062319</text:p>
              </table:table-cell>
              <table:table-cell office:value-type="float" office:value="0.008437">
                <text:p>0.008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6">
                <text:p>796</text:p>
              </table:table-cell>
              <table:table-cell office:value-type="float" office:value="0.052091">
                <text:p>0.052091</text:p>
              </table:table-cell>
              <table:table-cell office:value-type="float" office:value="0.008261">
                <text:p>0.0082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2">
                <text:p>802</text:p>
              </table:table-cell>
              <table:table-cell office:value-type="float" office:value="0.099751">
                <text:p>0.099751</text:p>
              </table:table-cell>
              <table:table-cell office:value-type="float" office:value="0.00852">
                <text:p>0.00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4">
                <text:p>834</text:p>
              </table:table-cell>
              <table:table-cell office:value-type="float" office:value="0.058159">
                <text:p>0.058159</text:p>
              </table:table-cell>
              <table:table-cell office:value-type="float" office:value="0.009878">
                <text:p>0.009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3">
                <text:p>993</text:p>
              </table:table-cell>
              <table:table-cell office:value-type="float" office:value="0.574356">
                <text:p>0.574356</text:p>
              </table:table-cell>
              <table:table-cell office:value-type="float" office:value="0.025467">
                <text:p>0.025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5">
                <text:p>1025</text:p>
              </table:table-cell>
              <table:table-cell office:value-type="float" office:value="0.618351">
                <text:p>0.618351</text:p>
              </table:table-cell>
              <table:table-cell office:value-type="float" office:value="0.020701">
                <text:p>0.020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2">
                <text:p>1002</text:p>
              </table:table-cell>
              <table:table-cell office:value-type="float" office:value="1.20284">
                <text:p>1.20284</text:p>
              </table:table-cell>
              <table:table-cell office:value-type="float" office:value="0.024747">
                <text:p>0.024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6.401262">
                <text:p>6.401262</text:p>
              </table:table-cell>
              <table:table-cell office:value-type="float" office:value="0.014584">
                <text:p>0.014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9">
                <text:p>969</text:p>
              </table:table-cell>
              <table:table-cell office:value-type="float" office:value="6.321384">
                <text:p>6.321384</text:p>
              </table:table-cell>
              <table:table-cell office:value-type="float" office:value="0.01148">
                <text:p>0.01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8">
                <text:p>1028</text:p>
              </table:table-cell>
              <table:table-cell office:value-type="float" office:value="6.503437">
                <text:p>6.503437</text:p>
              </table:table-cell>
              <table:table-cell office:value-type="float" office:value="0.009425">
                <text:p>0.009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6.16186">
                <text:p>6.16186</text:p>
              </table:table-cell>
              <table:table-cell office:value-type="float" office:value="0.009648">
                <text:p>0.009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3">
                <text:p>993</text:p>
              </table:table-cell>
              <table:table-cell office:value-type="float" office:value="6.157535">
                <text:p>6.157535</text:p>
              </table:table-cell>
              <table:table-cell office:value-type="float" office:value="0.008986">
                <text:p>0.008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5">
                <text:p>1005</text:p>
              </table:table-cell>
              <table:table-cell office:value-type="float" office:value="6.354105">
                <text:p>6.354105</text:p>
              </table:table-cell>
              <table:table-cell office:value-type="float" office:value="0.011602">
                <text:p>0.011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9">
                <text:p>989</text:p>
              </table:table-cell>
              <table:table-cell office:value-type="float" office:value="6.078327">
                <text:p>6.078327</text:p>
              </table:table-cell>
              <table:table-cell office:value-type="float" office:value="0.008894">
                <text:p>0.008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1">
                <text:p>1001</text:p>
              </table:table-cell>
              <table:table-cell office:value-type="float" office:value="3.891715">
                <text:p>3.891715</text:p>
              </table:table-cell>
              <table:table-cell office:value-type="float" office:value="0.004382">
                <text:p>0.004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7">
                <text:p>1007</text:p>
              </table:table-cell>
              <table:table-cell office:value-type="float" office:value="0.942356">
                <text:p>0.942356</text:p>
              </table:table-cell>
              <table:table-cell office:value-type="float" office:value="0.000787">
                <text:p>0.000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9">
                <text:p>999</text:p>
              </table:table-cell>
              <table:table-cell office:value-type="float" office:value="0.126205">
                <text:p>0.126205</text:p>
              </table:table-cell>
              <table:table-cell office:value-type="float" office:value="0.000179">
                <text:p>0.0001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